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C0000030FE79C0E9D.png" manifest:media-type="image/png"/>
  <manifest:file-entry manifest:full-path="Pictures/1000000000000884000006837963E15D.jpg" manifest:media-type="image/jpeg"/>
  <manifest:file-entry manifest:full-path="Pictures/100002010000088B00000522B07B00FE.png" manifest:media-type="image/png"/>
  <manifest:file-entry manifest:full-path="Pictures/10000201000005AB000005ABFAA9DA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subtitle">
      <style:graphic-properties draw:fill-color="#ffffff" fo:min-height="6.493cm"/>
    </style:style>
    <style:style style:name="pr5" style:family="presentation" style:parent-style-name="Domyślnie-subtitle">
      <style:graphic-properties draw:fill-color="#ffffff" fo:min-height="4.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9900" fo:font-weight="bold" style:font-weight-asian="bold" style:font-weight-complex="bold"/>
    </style:style>
    <style:style style:name="P4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900" fo:font-weight="bold" style:font-weight-asian="bold" style:font-weight-complex="bold"/>
    </style:style>
    <style:style style:name="T3" style:family="text">
      <style:text-properties fo:color="#ff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R 2018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3.829cm" svg:height="13.829cm" svg:x="7cm" svg:y="4.171cm">
          <draw:image xlink:href="Pictures/10000201000005AB000005ABFAA9D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R 2018</text:p>
          </draw:text-box>
        </draw:frame>
        <draw:frame presentation:style-name="pr4" draw:text-style-name="P2" draw:layer="layout" svg:width="25.199cm" svg:height="6.493cm" svg:x="1.4cm" svg:y="3.5cm" presentation:class="subtitle" presentation:user-transformed="true">
          <draw:text-box>
            <text:p text:style-name="P2"><text:span text:style-name="T1">Gdzie: Wrocław</text:span></text:p>
            <text:p text:style-name="P2"><text:span text:style-name="T1"/></text:p>
            <text:p text:style-name="P2"><text:span text:style-name="T1">Kiedy: 2-4.07.2018</text:span></text:p>
            <text:p text:style-name="P2"><text:span text:style-name="T1"/></text:p>
            <text:p text:style-name="P2"><text:span text:style-name="T1">Kto: Stowarzyszenie Wrocławskich Użytkowników R</text:span></text:p>
          </draw:text-box>
        </draw:frame>
        <draw:frame draw:style-name="gr3" draw:text-style-name="P1" draw:layer="layout" svg:width="14.238cm" svg:height="8.553cm" svg:x="6.936cm" svg:y="9.847cm">
          <draw:image xlink:href="Pictures/100002010000088B00000522B07B00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28.156cm" svg:height="20.999cm" svg:x="-0.156cm" svg:y="0.001cm">
          <draw:image xlink:href="Pictures/1000000000000884000006837963E15D.jp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8cm" svg:y="-0.8cm" presentation:class="title" presentation:user-transformed="true">
          <draw:text-box>
            <text:p text:style-name="P3"><text:span text:style-name="T2">WZUR 2008</text:span></text:p>
          </draw:text-box>
        </draw:frame>
        <draw:frame presentation:style-name="pr5" draw:text-style-name="P4" draw:layer="layout" svg:width="25.199cm" svg:height="4.4cm" svg:x="1.4cm" svg:y="16.4cm" presentation:class="subtitle" presentation:user-transformed="true">
          <draw:text-box>
            <text:p text:style-name="P4"><text:span text:style-name="T3">Wrocławski Zlot Użytkowników 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1cm" presentation:class="title" presentation:user-transformed="true">
          <draw:text-box>
            <text:p>whyr2018.pl</text:p>
          </draw:text-box>
        </draw:frame>
        <draw:frame draw:style-name="gr1" draw:text-style-name="P1" draw:layer="layout" svg:width="27.999cm" svg:height="14.309cm" svg:x="0cm" svg:y="3.4cm">
          <draw:image xlink:href="Pictures/10000000000005FC0000030FE79C0E9D.png" xlink:type="simple" xlink:show="embed" xlink:actuate="onLoad">
            <text:p/>
          </draw:image>
        </draw:frame>
        <draw:frame presentation:style-name="pr1" draw:layer="layout" svg:width="25.199cm" svg:height="3.506cm" svg:x="1.401cm" svg:y="17.6cm" presentation:class="title" presentation:user-transformed="true">
          <draw:text-box>
            <text:p>www.facebook.com/WhyR2018/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2:21:28.076515662</meta:creation-date>
    <dc:date>2017-09-29T12:53:41.075367311</dc:date>
    <meta:editing-duration>PT28M28S</meta:editing-duration>
    <meta:editing-cycles>3</meta:editing-cycles>
    <meta:generator>LibreOffice/4.2.8.2$Linux_X86_64 LibreOffice_project/420m0$Build-2</meta:generator>
    <meta:document-statistic meta:object-count="41"/>
  </office:meta>
</office:document-meta>
</file>